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382in" style:rel-column-width="1351*"/>
    </style:style>
    <style:style style:name="Table1.B" style:family="table-column">
      <style:table-column-properties style:column-width="5.9868in" style:rel-column-width="86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e87b" officeooo:paragraph-rsid="000de87b"/>
    </style:style>
    <style:style style:name="P2" style:family="paragraph" style:parent-style-name="Standard">
      <style:text-properties officeooo:rsid="001548db" officeooo:paragraph-rsid="001548db"/>
    </style:style>
    <style:style style:name="P3" style:family="paragraph" style:parent-style-name="Standard">
      <style:text-properties officeooo:rsid="00181bc4" officeooo:paragraph-rsid="00181bc4"/>
    </style:style>
    <style:style style:name="P4" style:family="paragraph" style:parent-style-name="Header">
      <style:paragraph-properties fo:text-align="center" style:justify-single-word="false"/>
      <style:text-properties officeooo:rsid="000de87b" officeooo:paragraph-rsid="000de87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0410" officeooo:paragraph-rsid="000e041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0e0410" officeooo:paragraph-rsid="000e0410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0e0410" officeooo:paragraph-rsid="000f724c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077ee" officeooo:paragraph-rsid="001077e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1ab05" officeooo:paragraph-rsid="0011ab05" style:font-weight-asian="normal" style:font-weight-complex="normal"/>
    </style:style>
    <style:style style:name="P10" style:family="paragraph" style:parent-style-name="Table_20_Contents">
      <style:text-properties officeooo:rsid="001077ee" officeooo:paragraph-rsid="001077ee"/>
    </style:style>
    <style:style style:name="P11" style:family="paragraph" style:parent-style-name="Table_20_Contents">
      <style:text-properties officeooo:rsid="001077ee" officeooo:paragraph-rsid="0011ab05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1077ee" officeooo:paragraph-rsid="001077ee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1077ee" officeooo:paragraph-rsid="0011ab05" style:font-style-asian="italic" style:font-style-complex="italic"/>
    </style:style>
    <style:style style:name="T1" style:family="text">
      <style:text-properties officeooo:rsid="000e04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0410" style:font-style-asian="normal" style:font-style-complex="normal"/>
    </style:style>
    <style:style style:name="T5" style:family="text">
      <style:text-properties officeooo:rsid="000f724c"/>
    </style:style>
    <style:style style:name="T6" style:family="text">
      <style:text-properties officeooo:rsid="0011ab05"/>
    </style:style>
    <style:style style:name="T7" style:family="text">
      <style:text-properties officeooo:rsid="00139ff1"/>
    </style:style>
    <style:style style:name="T8" style:family="text">
      <style:text-properties officeooo:rsid="00167079"/>
    </style:style>
    <style:style style:name="T9" style:family="text">
      <style:text-properties officeooo:rsid="0017819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records the requirements for a reference schema to conform to the NIEM requirements.</text:p>
      <text:p text:style-name="Standard"><text:span text:style-name="T1">Refer to </text:span><text:span text:style-name="T2">NIEM NAMING AND DESIGN RULES VERSION 1.3</text:span><text:span text:style-name="T3"> </text:span><text:span text:style-name="T4">at:</text:span><text:a xlink:type="simple" xlink:href="http://reference.niem.gov/niem/specification/naming-and-design-rules/1.3/">http://reference.niem.gov/niem/specification/naming-and-design-rules/1.3/</text:a></text:p>
      <text:p text:style-name="Standard"/>
      <text:p text:style-name="P2">The table is <text:span text:style-name="T8">accurate</text:span> as of: <text:s/><text:date style:data-style-name="N37" text:date-value="2014-03-14T12:05:38.239668589" text:fixed="true">03/14/14</text:date> <text:span text:style-name="T9">for MLHIM RM release 2.4.3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ection Number of NDR</text:p>
          </table:table-cell>
          <table:table-cell table:style-name="Table1.B1" office:value-type="string">
            <text:p text:style-name="P5">Current status</text:p>
          </table:table-cell>
        </table:table-row>
        <table:table-row>
          <table:table-cell table:style-name="Table1.A2" office:value-type="string">
            <text:p text:style-name="P6">5.1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7">5.<text:span text:style-name="T5">2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5.<text:span text:style-name="T5">3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5.<text:span text:style-name="T5">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5.<text:span text:style-name="T5">5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.1</text:p>
          </table:table-cell>
          <table:table-cell table:style-name="Table1.B2" office:value-type="string">
            <text:p text:style-name="P12">N/A rules: 6-20, 6-21,6-22.</text:p>
            <text:p text:style-name="P10"/>
            <text:p text:style-name="P10"/>
          </table:table-cell>
        </table:table-row>
        <table:table-row>
          <table:table-cell table:style-name="Table1.A2" office:value-type="string">
            <text:p text:style-name="P8">6.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.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.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6.5</text:p>
          </table:table-cell>
          <table:table-cell table:style-name="Table1.B2" office:value-type="string">
            <text:p text:style-name="P12">N/A rules: 6-57.</text:p>
            <text:p text:style-name="P10"/>
            <text:p text:style-name="P10"/>
          </table:table-cell>
        </table:table-row>
        <table:table-row>
          <table:table-cell table:style-name="Table1.A2" office:value-type="string">
            <text:p text:style-name="P8">6.6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6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7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8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.9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8.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8.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8.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8.4</text:p>
          </table:table-cell>
          <table:table-cell table:style-name="Table1.B2" office:value-type="string">
            <text:p text:style-name="P13">N/A rules: <text:span text:style-name="T6">8</text:span>-7.</text:p>
            <text:p text:style-name="P11"><text:soft-page-break/></text:p>
            <text:p text:style-name="P11"/>
          </table:table-cell>
        </table:table-row>
        <table:table-row>
          <table:table-cell table:style-name="Table1.A2" office:value-type="string">
            <text:p text:style-name="P9">8.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6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7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8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9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10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1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12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9.13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3">A MLHIM Concept Constrint Defnition (CCD) is equivalent to a NIEM Subset Schema. <text:s/>Current, as of 2.4.3, CCD conformance with Subset Schema rules has not been formally defined. <text:s/>IT is expected that because CCDs only allow for xs:restriction of RM types, that the CCDs will be conformant once the RM is conformant. 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e87b" officeooo:paragraph-rsid="000de87b"/>
    </style:style>
    <style:style style:name="MT1" style:family="text">
      <style:text-properties officeooo:rsid="00139f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LHIM <text:span text:style-name="MT1">Reference Model </text:span>- NIEM Conforma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4-03-14T11:37:01.102929619</meta:creation-date>
    <meta:generator>LibreOffice/4.1.3.2$Linux_X86_64 LibreOffice_project/410m0$Build-2</meta:generator>
    <dc:date>2014-03-14T12:29:07.547490127</dc:date>
    <dc:creator>Timothy Cook</dc:creator>
    <meta:editing-duration>PT49M55S</meta:editing-duration>
    <meta:editing-cycles>11</meta:editing-cycles>
    <meta:document-statistic meta:table-count="1" meta:image-count="0" meta:object-count="0" meta:page-count="2" meta:paragraph-count="48" meta:word-count="150" meta:character-count="856" meta:non-whitespace-character-count="748"/>
  </office:meta>
</office:document-meta>
</file>